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3741" officeooo:paragraph-rsid="000e3741"/>
    </style:style>
    <style:style style:name="P2" style:family="paragraph" style:parent-style-name="Standard">
      <style:paragraph-properties fo:text-align="center" style:justify-single-word="false"/>
      <style:text-properties officeooo:rsid="000e3741" officeooo:paragraph-rsid="000e3741"/>
    </style:style>
    <style:style style:name="P3" style:family="paragraph" style:parent-style-name="Standard">
      <style:text-properties officeooo:rsid="000e3741" officeooo:paragraph-rsid="00116b33"/>
    </style:style>
    <style:style style:name="P4" style:family="paragraph" style:parent-style-name="Standard">
      <style:text-properties fo:font-style="italic" officeooo:rsid="000e3741" officeooo:paragraph-rsid="000e3741" style:font-style-asian="italic" style:font-style-complex="italic"/>
    </style:style>
    <style:style style:name="P5" style:family="paragraph" style:parent-style-name="Standard">
      <style:text-properties officeooo:rsid="000e9d1b" officeooo:paragraph-rsid="00116b33"/>
    </style:style>
    <style:style style:name="P6" style:family="paragraph" style:parent-style-name="Standard">
      <style:text-properties officeooo:rsid="000ec6a3" officeooo:paragraph-rsid="00116b33"/>
    </style:style>
    <style:style style:name="P7" style:family="paragraph" style:parent-style-name="Standard">
      <style:text-properties officeooo:rsid="000ffdfb" officeooo:paragraph-rsid="000e3741"/>
    </style:style>
    <style:style style:name="P8" style:family="paragraph" style:parent-style-name="Standard">
      <style:text-properties officeooo:rsid="00116b33" officeooo:paragraph-rsid="00116b33"/>
    </style:style>
    <style:style style:name="P9" style:family="paragraph" style:parent-style-name="Standard">
      <style:text-properties officeooo:rsid="00129c96" officeooo:paragraph-rsid="00129c96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e3741"/>
    </style:style>
    <style:style style:name="T2" style:family="text">
      <style:text-properties officeooo:rsid="000e9d1b"/>
    </style:style>
    <style:style style:name="T3" style:family="text">
      <style:text-properties officeooo:rsid="00116b33"/>
    </style:style>
    <style:style style:name="T4" style:family="text">
      <style:text-properties officeooo:rsid="00129c9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egative Association <text:span text:style-name="T3">Error</text:span></text:p>
      <text:p text:style-name="P2">by Sven Nilsen, 2020</text:p>
      <text:p text:style-name="P1"/>
      <text:p text:style-name="P4">In this paper I <text:span text:style-name="T3">explain</text:span> the <text:span text:style-name="T3">error</text:span> of <text:span text:style-name="T3">making </text:span>negative associations in Path Semantical Logic.</text:p>
      <text:p text:style-name="P1"/>
      <text:p text:style-name="P8">In Path Semantical Logic<text:span text:style-name="T6"><text:reference-ref text:reference-format="text" text:ref-name="path semantical logic">[1]</text:reference-ref></text:span>, there is an error which is easy to make because of the special semantics.<text:line-break/><text:span text:style-name="T4">This error got nothing to do with Path Semantical Logic itself, but it can be interpreted incorrectly.</text:span></text:p>
      <text:p text:style-name="P8"/>
      <text:p text:style-name="P8">Negative Association<text:span text:style-name="T4"> </text:span>is an error where it looks like equality carries over to lower levels:</text:p>
      <text:p text:style-name="P3"/>
      <text:p text:style-name="P3"><text:tab/><text:span text:style-name="T2">(a, b) (T, U):</text:span></text:p>
      <text:p text:style-name="P3"><text:tab/><text:span text:style-name="T2">a=b, </text:span>¬a(T), ¬<text:span text:style-name="T2">b</text:span>(<text:span text:style-name="T2">U</text:span>) <text:s/><text:span text:style-name="T2">=&gt; <text:s/>T=U</text:span></text:p>
      <text:p text:style-name="P5"/>
      <text:p text:style-name="P6">Where the tuple `(a, b)` has level 1 and the tuple `(T, U)` has level 0.</text:p>
      <text:p text:style-name="P6">The notation `a(T)` means `a=&gt;T` where `T` is at a lower level.</text:p>
      <text:p text:style-name="P6"/>
      <text:p text:style-name="P8">Although this might seem wrong, it is not wrong because Path Semantical Logic is wrong.</text:p>
      <text:p text:style-name="P8">On the contrary, this is <text:span text:style-name="T4">a </text:span>tautology<text:span text:style-name="T6"><text:reference-ref text:reference-format="text" text:ref-name="tautology">[2]</text:reference-ref></text:span> in normal Propositional Logic<text:span text:style-name="T6"><text:reference-ref text:reference-format="text" text:ref-name="propositional calculus">[3]</text:reference-ref></text:span>:</text:p>
      <text:p text:style-name="P6"/>
      <text:p text:style-name="P3"><text:tab/><text:span text:style-name="T2">a, b, T, U:</text:span></text:p>
      <text:p text:style-name="P3"><text:tab/><text:span text:style-name="T2">a=b, </text:span>¬<text:span text:style-name="T3">(</text:span>a<text:span text:style-name="T3">=&gt;</text:span>T), ¬<text:span text:style-name="T3">(b=&gt;U</text:span>) <text:s/><text:span text:style-name="T2">=&gt; <text:s/>T=U</text:span></text:p>
      <text:p text:style-name="P5"/>
      <text:p text:style-name="P8">The reason is that the following two expressions are equivalent:</text:p>
      <text:p text:style-name="P5"/>
      <text:p text:style-name="P5"><text:tab/><text:span text:style-name="T1">¬a(T)<text:tab/><text:tab/>&lt;=&gt;<text:tab/><text:tab/>a ∧ ¬T</text:span></text:p>
      <text:p text:style-name="P5"/>
      <text:p text:style-name="P8">Therefore, one says `<text:span text:style-name="T1">¬T</text:span>` which is the same as `T = false`.</text:p>
      <text:p text:style-name="P8">Since both `T` and `U` are false, <text:span text:style-name="T4">of course </text:span>they are equal.</text:p>
      <text:p text:style-name="P7"/>
      <text:h text:style-name="P10" text:outline-level="3">References:</text:h>
      <text:p text:style-name="P9"/>
      <text:p text:style-name="P9"><text:reference-mark-start text:name="path semantical logic"/>[1]<text:reference-mark-end text:name="path semantical logic"/><text:tab/>“Path Semantical Logic”</text:p>
      <text:p text:style-name="P9"><text:tab/>AdvancedResearch, reading sequence on Path Semantics</text:p>
      <text:p text:style-name="P9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9"/>
      <text:p text:style-name="P9"><text:reference-mark-start text:name="tautology"/>[2]<text:reference-mark-end text:name="tautology"/><text:tab/>“Tautology (logic)”</text:p>
      <text:p text:style-name="P9"><text:tab/>Wikipedia</text:p>
      <text:p text:style-name="P9"><text:tab/><text:a xlink:type="simple" xlink:href="https://en.wikipedia.org/wiki/Tautology_(logic" text:style-name="Internet_20_link" text:visited-style-name="Visited_20_Internet_20_Link"><text:span text:style-name="T5">https://en.wikipedia.org/wiki/Tautology_(logic</text:span></text:a><text:span text:style-name="T5">)</text:span></text:p>
      <text:p text:style-name="P9"/>
      <text:p text:style-name="P9"><text:reference-mark-start text:name="propositional calculus"/>[3]<text:reference-mark-end text:name="propositional calculus"/><text:tab/>“Propositional calculus”</text:p>
      <text:p text:style-name="P9"><text:tab/>Wikipedia</text:p>
      <text:p text:style-name="P9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46:39.884971000</meta:creation-date>
    <dc:date>2020-08-31T15:59:51.486636000</dc:date>
    <meta:editing-duration>PT8M28S</meta:editing-duration>
    <meta:editing-cycles>1</meta:editing-cycles>
    <meta:document-statistic meta:table-count="0" meta:image-count="0" meta:object-count="0" meta:page-count="2" meta:paragraph-count="27" meta:word-count="205" meta:character-count="1374" meta:non-whitespace-character-count="1179"/>
    <meta:generator>LibreOffice/5.1.2.2$MacOSX_X86_64 LibreOffice_project/d3bf12ecb743fc0d20e0be0c58ca359301eb705f</meta:generator>
  </office:meta>
</office:document-meta>
</file>